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8.11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31cm" fo:min-width="4.553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solid" draw:fill-color="#000000" draw:opacity="30%" draw:textarea-horizontal-align="justify" draw:textarea-vertical-align="middle" draw:auto-grow-height="false" fo:min-height="0.256cm" fo:min-width="1.262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solid" draw:fill-color="#000000" draw:opacity="30%" draw:textarea-horizontal-align="justify" draw:textarea-vertical-align="middle" draw:auto-grow-height="false" fo:min-height="0.974cm" fo:min-width="2.969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solid" draw:fill-color="#000000" draw:opacity="30%" draw:textarea-horizontal-align="justify" draw:textarea-vertical-align="middle" draw:auto-grow-height="false" fo:min-height="0.256cm" fo:min-width="0.09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000000" draw:opacity="30%" draw:textarea-horizontal-align="justify" draw:textarea-vertical-align="middle" draw:auto-grow-height="false" fo:min-height="0.076cm" fo:min-width="0.095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draw:marker-start-width="0.279cm" draw:marker-end="Rounded_20_large_20_Arrow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solid" draw:fill-color="#000000" draw:opacity="3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25cm" svg:height="8.365cm" svg:x="0.32cm" svg:y="0.229cm">
          <draw:text-box>
            <text:p text:style-name="P1"><text:span text:style-name="T1">1. On </text:span><text:span text:style-name="T1">what </text:span><text:span text:style-name="T1">sequen</text:span><text:span text:style-name="T1">ce do I </text:span><text:span text:style-name="T1">wanna </text:span><text:span text:style-name="T1">repeat?</text:span></text:p>
            <text:p text:style-name="P1"><text:span text:style-name="T2">Answer: </text:span><text:span text:style-name="T2">The list </text:span><text:span text:style-name="T2">L</text:span></text:p>
            <text:p text:style-name="P1"><text:span text:style-name="T1">2. What </text:span><text:span text:style-name="T1">do I </text:span><text:span text:style-name="T1">call the </text:span><text:span text:style-name="T1">elemen</text:span><text:span text:style-name="T1">t drawn </text:span><text:span text:style-name="T1">out of </text:span><text:span text:style-name="T1">the </text:span><text:span text:style-name="T1">sequen</text:span><text:span text:style-name="T1">ce in </text:span><text:span text:style-name="T1">each </text:span><text:span text:style-name="T1">iteratio</text:span><text:span text:style-name="T1">n?</text:span></text:p>
            <text:p text:style-name="P1"><text:span text:style-name="T2">Answer: </text:span><text:span text:style-name="T2">Let it be </text:span><text:span text:style-name="T2">i</text:span></text:p>
            <text:p text:style-name="P1"><text:span text:style-name="T1">3. What </text:span><text:span text:style-name="T1">do I </text:span><text:span text:style-name="T1">wanna </text:span><text:span text:style-name="T1">repeat?</text:span></text:p>
            <text:p text:style-name="P1"><text:span text:style-name="T2">Answer: </text:span></text:p>
            <text:p text:style-name="P1"><text:span text:style-name="T2">if i &gt; </text:span><text:span text:style-name="T2">Largest: </text:span></text:p>
            <text:p text:style-name="P1"><text:span text:style-name="T2"><text:s text:c="3"/></text:span><text:span text:style-name="T2">let i be </text:span><text:span text:style-name="T2">the new </text:span><text:span text:style-name="T2">Largest</text:span></text:p>
            <text:p text:style-name="P1"><text:span text:style-name="T1">4. Does </text:span><text:span text:style-name="T1">the </text:span><text:span text:style-name="T1">repeat </text:span><text:span text:style-name="T1">need </text:span><text:span text:style-name="T1">variabl</text:span><text:span text:style-name="T1">e(s) </text:span><text:span text:style-name="T1">initiate</text:span><text:span text:style-name="T1">d?</text:span></text:p>
            <text:p text:style-name="P1"><text:span text:style-name="T2">Answer: </text:span><text:span text:style-name="T2">Yes, in </text:span><text:span text:style-name="T2">this </text:span><text:span text:style-name="T2">problem </text:span><text:span text:style-name="T2">Largest </text:span><text:span text:style-name="T2">= L[0]</text:span></text:p>
          </draw:text-box>
        </draw:frame>
        <draw:frame draw:style-name="gr2" draw:text-style-name="P3" draw:layer="layout" svg:width="5.078cm" svg:height="6.113cm" svg:x="9.883cm" svg:y="1.266cm">
          <draw:text-box>
            <text:p><text:span text:style-name="T3">def MaxPool_sub(L):</text:span></text:p>
            <text:p><text:span text:style-name="T3"><text:s text:c="4"/></text:span><text:span text:style-name="T3">Largest = L[0]</text:span></text:p>
            <text:p><text:span text:style-name="T3"><text:s text:c="3"/></text:span></text:p>
            <text:p><text:span text:style-name="T3"><text:s text:c="4"/></text:span><text:span text:style-name="T3">for <text:s text:c="2"/>i <text:s text:c="3"/>in <text:s text:c="2"/>L:</text:span></text:p>
            <text:p><text:span text:style-name="T3"><text:s text:c="8"/></text:span><text:span text:style-name="T3">if i&gt; Largest: </text:span></text:p>
            <text:p><text:span text:style-name="T3"><text:s text:c="12"/></text:span><text:span text:style-name="T3">Largest = i </text:span></text:p>
            <text:p><text:span text:style-name="T3"><text:s text:c="4"/></text:span><text:span text:style-name="T3">return Largest </text:span></text:p>
            <text:p/>
            <text:p/>
            <text:p><text:span text:style-name="T3"/></text:p>
          </draw:text-box>
        </draw:frame>
        <draw:custom-shape draw:style-name="gr3" draw:text-style-name="P4" draw:layer="layout" svg:width="2.54cm" svg:height="0.762cm" draw:transform="skewX (0.00785398163397448) rotate (0.00750491578357562) translate (4.9cm 7.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953cm" svg:height="1.778cm" svg:x="0.174cm" svg:y="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89cm" svg:height="0.762cm" svg:x="2.841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89cm" svg:height="0.508cm" svg:x="2.968cm" svg:y="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5" draw:layer="layout" svg:width="8.231cm" svg:height="4.76cm" draw:transform="rotate (0.240506370924819) translate (6.48201456195873cm 3.905006537958cm)" svg:viewBox="0 0 8232 4761" svg:d="M0 4396c382-33 761 11 1145 14 417 2 833 70 1245 145 287 53 566 152 868 160 353 9 703 39 1056 46 358 6 716-48 1074-30 351 17 645-97 993-131 396-39 744-310 1009-634 285-348 303-778 422-1176 104-348 192-701 260-1058 56-297 216-586 140-899-73-300-161-684-500-790l-176-43">
          <text:p/>
        </draw:path>
        <draw:path draw:style-name="gr7" draw:text-style-name="P5" draw:layer="layout" svg:width="5.959cm" svg:height="1.874cm" svg:x="5.275cm" svg:y="4.122cm" svg:viewBox="0 0 5960 1875" svg:d="M0 1875c687-213 1404-330 2073-596 319-127 617-305 933-440 307-131 606-296 933-363 382-78 727-235 1063-415 280-150 530 28 803 0l155-26">
          <text:p/>
        </draw:path>
        <draw:path draw:style-name="gr7" draw:text-style-name="P5" draw:layer="layout" svg:width="7.748cm" svg:height="0.587cm" svg:x="3.823cm" svg:y="2.74cm" svg:viewBox="0 0 7749 588" svg:d="M0 588c472-86 952-66 1426-155 427-80 868-79 1296-156 402-71 811-118 1218-155 295-26 575-131 881-104 300 27 605 0 907 0 284 0 573-36 855 0 325 42 693-121 985 104l181 181">
          <text:p/>
        </draw:path>
        <draw:path draw:style-name="gr7" draw:text-style-name="P5" draw:layer="layout" svg:width="9.043cm" svg:height="1.558cm" svg:x="4.005cm" svg:y="1.432cm" svg:viewBox="0 0 9044 1559" svg:d="M0 4c379 18 766-46 1140 52 323 85 659 105 985 182 513 121 1015 288 1529 414 294 72 579 146 855 259 274 112 544 189 830 234 374 59 760 0 1140 0 285 0 569 0 855 0 259 0 519-11 778 0 274 12 572 29 803 207l129 20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102cm" fo:margin-left="0.102cm" fo:margin-right="0.102cm" fo:page-width="15.2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21:00:12.147162667</meta:creation-date>
    <dc:date>2019-10-17T22:59:59.986916822</dc:date>
    <meta:editing-duration>PT9M23S</meta:editing-duration>
    <meta:editing-cycles>7</meta:editing-cycles>
    <meta:generator>LibreOffice/6.0.6.2$Linux_X86_64 LibreOffice_project/00m0$Build-2</meta:generator>
    <meta:document-statistic meta:object-count="10"/>
  </office:meta>
</office:document-meta>
</file>